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ccb73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ccb73" officeooo:paragraph-rsid="001ccb73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ccb73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1b2812"/>
    </style:style>
    <style:style style:name="T13" style:family="text">
      <style:text-properties officeooo:rsid="001ccb73"/>
    </style:style>
    <style:style style:name="T14" style:family="text">
      <style:text-properties officeooo:rsid="001db8f4"/>
    </style:style>
    <style:style style:name="T15" style:family="text">
      <style:text-properties officeooo:rsid="001f24b8"/>
    </style:style>
    <style:style style:name="T16" style:family="text">
      <style:text-properties officeooo:rsid="001fb17e"/>
    </style:style>
    <style:style style:name="T17" style:family="text">
      <style:text-properties officeooo:rsid="002311ac"/>
    </style:style>
    <style:style style:name="T18" style:family="text">
      <style:text-properties officeooo:rsid="00243557"/>
    </style:style>
    <style:style style:name="T19" style:family="text">
      <style:text-properties officeooo:rsid="002573bc"/>
    </style:style>
    <style:style style:name="T20" style:family="text">
      <style:text-properties officeooo:rsid="00276b82"/>
    </style:style>
    <style:style style:name="T21" style:family="text">
      <style:text-properties officeooo:rsid="002854a2"/>
    </style:style>
    <style:style style:name="T22" style:family="text">
      <style:text-properties officeooo:rsid="0028ee48"/>
    </style:style>
    <style:style style:name="T23" style:family="text">
      <style:text-properties officeooo:rsid="002a9e5c"/>
    </style:style>
    <style:style style:name="T24" style:family="text">
      <style:text-properties officeooo:rsid="002c865e"/>
    </style:style>
    <style:style style:name="T25" style:family="text">
      <style:text-properties officeooo:rsid="002e2794"/>
    </style:style>
    <style:style style:name="T26" style:family="text">
      <style:text-properties officeooo:rsid="002fc920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0"/>
      <text:p text:style-name="P2"/>
      <text:p text:style-name="P2"/>
      <text:p text:style-name="P4"/>
      <text:p text:style-name="P5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6"/><text:span text:style-name="T12">Sweetgrass Ale</text:span> <text:s text:c="58"/></text:p>
      <text:p text:style-name="P5">Brew Date: <text:s text:c="5"/><text:span text:style-name="T13">Feb 16’19</text:span> <text:s text:c="63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 </text:span><text:span text:style-name="T5">1.039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6" svg:x1="1.543cm" svg:y1="0.624cm" svg:x2="1.622cm" svg:y2="6.577cm"><text:p/></draw:line><draw:line text:anchor-type="paragraph" draw:z-index="3" draw:style-name="gr1" draw:text-style-name="P16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4"><draw:line text:anchor-type="paragraph" draw:z-index="5" draw:style-name="gr1" draw:text-style-name="P16" svg:x1="7.497cm" svg:y1="0.564cm" svg:x2="7.576cm" svg:y2="4.004cm"><text:p/></draw:line>10 <text:s text:c="7"/># <text:s text:c="6"/>munich</text:p>
      <text:p text:style-name="P14">5 <text:s text:c="9"/># <text:s text:c="6"/>wheat</text:p>
      <text:p text:style-name="P14">1 <text:s text:c="10"/># <text:s text:c="5"/>cara-pils</text:p>
      <text:p text:style-name="P14">1 <text:s text:c="9"/># <text:s text:c="6"/>vienna</text:p>
      <text:p text:style-name="P13"/>
      <text:p text:style-name="P5"/>
      <text:p text:style-name="P5"/>
      <text:p text:style-name="P5"/>
      <text:p text:style-name="P5"/>
      <text:p text:style-name="P5">Qt <text:s/>oz/g <text:s text:c="2"/>Hop/Seasoning <text:s text:c="14"/><text:span text:style-name="T11">Time:</text:span></text:p>
      <text:p text:style-name="P12"><draw:line text:anchor-type="paragraph" draw:z-index="4" draw:style-name="gr1" draw:text-style-name="P16" svg:x1="2.549cm" svg:y1="0.012cm" svg:x2="2.628cm" svg:y2="3.452cm"><text:p/></draw:line><text:span text:style-name="T13">32 <text:s text:c="3"/>g <text:s text:c="5"/>cascade <text:s text:c="22"/>60 min</text:span> </text:p>
      <text:p text:style-name="P14">28 <text:s text:c="3"/>g <text:s text:c="5"/>hallertauer <text:s text:c="18"/>20 min</text:p>
      <text:p text:style-name="P14">14g <text:s text:c="9"/>hallertauer <text:s text:c="16"/>dry hop</text:p>
      <text:p text:style-name="P14">56 <text:s text:c="3"/>g <text:s text:c="5"/>sweetgrass <text:s text:c="16"/><text:span text:style-name="T22">1 min</text:span></text:p>
      <text:p text:style-name="P1"/>
      <text:p text:style-name="P1"/>
      <text:p text:style-name="P6"><text:s text:c="794"/></text:p>
      <text:p text:style-name="P6"/>
      <text:p text:style-name="P8">Stage <text:s text:c="13"/>Date <text:s text:c="17"/></text:p>
      <text:p text:style-name="P7">Primary: <text:s text:c="4"/><text:span text:style-name="T23">Feb 16’19</text:span></text:p>
      <text:p text:style-name="P7">Racked:<text:tab/><text:tab/><text:tab/><text:tab/><text:tab/><text:tab/></text:p>
      <text:p text:style-name="P7">Bottled:<text:tab/><text:tab/><text:tab/><text:tab/><text:tab/><text:tab/></text:p>
      <text:p text:style-name="P7">Kegged:</text:p>
      <text:p text:style-name="P7">Re-Kegged:</text:p>
      <text:p text:style-name="P1"><text:span text:style-name="T7">Purged:</text:span><text:span text:style-name="T3"><text:tab/><text:tab/><text:tab/><text:tab/><text:tab/><text:tab/>Charged: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ject2" text:anchor-type="paragraph" svg:x="9.262cm" svg:y="0.483cm" svg:width="11.501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Start Time: <text:s/><text:span text:style-name="T13">7:15</text:span></text:p>
      <text:p text:style-name="P7">Fill mash tun:<text:tab/><text:span text:style-name="T13">Friday</text:span></text:p>
      <text:p text:style-name="P7">Fill sparge kettle:<text:tab/><text:span text:style-name="T13">Friday</text:span><text:tab/><text:tab/></text:p>
      <text:p text:style-name="P7">Fire burners: <text:span text:style-name="T13">7:15</text:span>am</text:p>
      <text:p text:style-name="P7">Heat Mash Tun : Target Temp: <text:span text:style-name="T9">66-68</text:span> <text:s text:c="4"/></text:p>
      <text:p text:style-name="P7">Heat Sparge Kettle: Target Temp: <text:span text:style-name="T9">75</text:span></text:p>
      <text:p text:style-name="P7">Target Temp (Mash): <text:span text:style-name="T9">66-68</text:span></text:p>
      <text:p text:style-name="P7">Grind grain: <text:s text:c="2"/><text:span text:style-name="T14">7:50am</text:span> </text:p>
      <text:p text:style-name="P7">Strike Temp: <text:span text:style-name="T15">68</text:span></text:p>
      <text:p text:style-name="P7">Mash in: <text:span text:style-name="T15">8:15</text:span></text:p>
      <text:p text:style-name="P7">Temp: <text:span text:style-name="T15">67.2</text:span></text:p>
      <text:p text:style-name="P7">Mash: Duration: <text:s text:c="3"/><text:span text:style-name="T10">90 </text:span>minutes <text:s text:c="7"/></text:p>
      <text:p text:style-name="P7">Start: <text:s text:c="2"/><text:span text:style-name="T15">8:15</text:span> <text:s text:c="5"/>Finish: <text:s/><text:span text:style-name="T15">9:45</text:span></text:p>
      <text:p text:style-name="P7">Heat (to deactivate enzymes)<text:tab/><text:tab/></text:p>
      <text:p text:style-name="P9">Target Temp: <text:span text:style-name="T10">75.5</text:span> <text:s text:c="2"/></text:p>
      <text:p text:style-name="P9">Start: <text:s/><text:span text:style-name="T15">9:45</text:span> <text:s text:c="4"/>Finish: <text:s/><text:span text:style-name="T17">10:05</text:span> </text:p>
      <text:p text:style-name="P7">Heat Sparge H20 (Target175◦) <text:s text:c="7"/></text:p>
      <text:p text:style-name="P7">Sparge: Start: <text:s text:c="4"/><text:span text:style-name="T18">10:20</text:span> <text:s text:c="5"/>Finish:<text:span text:style-name="T19">11</text:span></text:p>
      <text:p text:style-name="P7">Wort collected: <text:s text:c="2"/><text:span text:style-name="T19">full kettle</text:span></text:p>
      <text:p text:style-name="P7">Boil : Burner On: <text:s/><text:span text:style-name="T18">10:15</text:span></text:p>
      <text:p text:style-name="P7">Rolling Boil: <text:s text:c="3"/><text:span text:style-name="T20">11:20</text:span></text:p>
      <text:p text:style-name="P7">Hops In: <text:s text:c="2"/><text:span text:style-name="T20">11:50</text:span> <text:s text:c="2"/>Hops In: <text:s/><text:span text:style-name="T20">12:30</text:span> <text:s text:c="3"/><text:span text:style-name="T9">Whirflock in: 12:35 Sweetgrass in: 12:49</text:span></text:p>
      <text:p text:style-name="P7">Duration: 90 min <text:s/>Start: <text:s text:c="2"/><text:span text:style-name="T21">11:20</text:span> <text:s text:c="2"/>Finish: <text:s text:c="2"/><text:span text:style-name="T21">12:50</text:span> <text:s text:c="3"/></text:p>
      <text:p text:style-name="P7">Burner Off: <text:span text:style-name="T21">12:50</text:span></text:p>
      <text:p text:style-name="P7">Rest 15 min <text:s text:c="7"/></text:p>
      <text:p text:style-name="P7">Pump and chill: <text:s text:c="2"/>Start: <text:s text:c="3"/><text:span text:style-name="T24">1:05</text:span> <text:s text:c="2"/>Finish: <text:s text:c="3"/><text:span text:style-name="T25">1:30</text:span> <text:s/></text:p>
      <text:p text:style-name="P7">OG : <text:s text:c="2"/><text:span text:style-name="T24">1.044</text:span></text:p>
      <text:p text:style-name="P7">Yeast: <text:span text:style-name="T16">Safbrew s-33</text:span></text:p>
      <text:p text:style-name="P7">Irish Moss <text:s text:c="3"/><text:span text:style-name="T24">2x</text:span></text:p>
      <text:p text:style-name="P3">Notes: <text:span text:style-name="T26">Rack onto hops in second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6T14:31:20.939181677</dc:date>
    <meta:editing-duration>PT3H47M9S</meta:editing-duration>
    <meta:editing-cycles>20</meta:editing-cycles>
    <meta:printed-by>peter helmer</meta:printed-by>
    <meta:print-date>2017-10-22T18:33:16.50</meta:print-date>
    <meta:document-statistic meta:table-count="0" meta:image-count="0" meta:object-count="3" meta:page-count="2" meta:paragraph-count="53" meta:word-count="192" meta:character-count="2390" meta:non-whitespace-character-count="9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cm" svg:height="8.999cm" xlink:href="." xlink:type="simple" chart:class="chart:line" chart:style-name="ch1">
        <chart:title svg:x="2.989cm" svg:y="0.315cm" chart:style-name="ch2">
          <text:p>Sweetgrass Ale Feb 16'19</text:p>
        </chart:title>
        <chart:legend chart:legend-position="end" svg:x="8.801cm" svg:y="3.693cm" style:legend-expansion="high" chart:style-name="ch3"/>
        <chart:plot-area chart:style-name="ch4" chart:data-source-has-labels="both" svg:x="0.714cm" svg:y="1.297cm" svg:width="8.476cm" svg:height="6.773cm">
          <chartooo:coordinate-region svg:x="1.576cm" svg:y="1.5cm" svg:width="7.614cm" svg:height="5.318cm"/>
          <chart:axis chart:dimension="x" chart:name="primary-x" chart:style-name="ch5" chartooo:axis-type="auto">
            <chartooo:date-scale/>
            <chart:title svg:x="4.609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">
                <text:p>74</text:p>
              </table:table-cell>
              <table:table-cell office:value-type="float" office:value="67.2">
                <text:p>67.2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3">
                <text:p>73.3</text:p>
              </table:table-cell>
              <table:table-cell office:value-type="float" office:value="68.6">
                <text:p>68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9">
                <text:p>71.9</text:p>
              </table:table-cell>
              <table:table-cell office:value-type="float" office:value="68.5">
                <text:p>68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2">
                <text:p>70.2</text:p>
              </table:table-cell>
              <table:table-cell office:value-type="float" office:value="67.8">
                <text:p>67.8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66.9">
                <text:p>66.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6">
                <text:p>70.6</text:p>
              </table:table-cell>
              <table:table-cell office:value-type="float" office:value="66.9">
                <text:p>66.9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4">
                <text:p>71.4</text:p>
              </table:table-cell>
              <table:table-cell office:value-type="float" office:value="67.3">
                <text:p>67.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8">
                <text:p>71.8</text:p>
              </table:table-cell>
              <table:table-cell office:value-type="float" office:value="67.8">
                <text:p>67.8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1">
                <text:p>72.1</text:p>
              </table:table-cell>
              <table:table-cell office:value-type="float" office:value="67.9">
                <text:p>67.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3">
                <text:p>79.3</text:p>
              </table:table-cell>
              <table:table-cell office:value-type="float" office:value="74.1">
                <text:p>74.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5">
                <text:p>80.5</text:p>
              </table:table-cell>
              <table:table-cell office:value-type="float" office:value="75.5">
                <text:p>75.5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